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4.707cm"/>
    </style:style>
    <style:style style:name="gr2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dddddd"/>
    </style:style>
    <style:style style:name="P4" style:family="paragraph">
      <loext:graphic-properties draw:fill="none" draw:fill-color="#ffffff"/>
      <style:text-properties fo:color="#dddddd"/>
    </style:style>
    <style:style style:name="T1" style:family="text"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207cm" svg:height="1.651cm" svg:x="8.493cm" svg:y="11.287cm">
          <text:p text:style-name="P1">QMainWindow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207cm" svg:height="1.651cm" svg:x="14.081cm" svg:y="7.477cm">
          <text:p text:style-name="P1">QTabWidge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207cm" svg:height="1.651cm" svg:x="4.683cm" svg:y="7.858cm">
          <text:p text:style-name="P1">QMenuBa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207cm" svg:height="1.651cm" svg:x="1.889cm" svg:y="4.81cm">
          <text:p text:style-name="P1">QMenu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207cm" svg:height="1.651cm" svg:x="7.477cm" svg:y="4.81cm">
          <text:p text:style-name="P1">QMenu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07cm" svg:height="1.651cm" svg:x="1.889cm" svg:y="2.143cm">
          <text:p text:style-name="P1">QA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07cm" svg:height="1.651cm" svg:x="7.477cm" svg:y="2.143cm">
          <text:p text:style-name="P1">QActi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492cm" svg:y1="4.81cm" svg:x2="4.492cm" svg:y2="3.794cm" draw:start-shape="id1" draw:start-glue-point="0" draw:end-shape="id2" svg:d="M4492 4810v-1016" svg:viewBox="0 0 1 1017">
          <text:p/>
        </draw:connector>
        <draw:connector draw:style-name="gr2" draw:text-style-name="P2" draw:layer="layout" draw:type="line" svg:x1="10.08cm" svg:y1="4.81cm" svg:x2="10.08cm" svg:y2="3.794cm" draw:start-shape="id3" draw:end-shape="id4" svg:d="M10080 4810v-1016" svg:viewBox="0 0 1 1017">
          <text:p/>
        </draw:connector>
        <draw:connector draw:style-name="gr2" draw:text-style-name="P2" draw:layer="layout" draw:type="line" svg:x1="7.286cm" svg:y1="7.858cm" svg:x2="10.08cm" svg:y2="6.461cm" draw:start-shape="id5" draw:start-glue-point="0" draw:end-shape="id3" draw:end-glue-point="2" svg:d="M7286 7858l2794-1397" svg:viewBox="0 0 2795 1398">
          <text:p/>
        </draw:connector>
        <draw:connector draw:style-name="gr2" draw:text-style-name="P2" draw:layer="layout" draw:type="line" svg:x1="7.286cm" svg:y1="7.858cm" svg:x2="4.492cm" svg:y2="6.461cm" draw:start-shape="id5" draw:start-glue-point="0" draw:end-shape="id1" draw:end-glue-point="2" svg:d="M7286 7858l-2794-1397" svg:viewBox="0 0 2795 1398">
          <text:p/>
        </draw:connector>
        <draw:connector draw:style-name="gr2" draw:text-style-name="P2" draw:layer="layout" draw:type="line" svg:x1="11.096cm" svg:y1="11.287cm" svg:x2="7.286cm" svg:y2="9.509cm" draw:start-shape="id6" draw:start-glue-point="0" draw:end-shape="id5" draw:end-glue-point="2" svg:d="M11096 11287l-3810-1778" svg:viewBox="0 0 3811 1779">
          <text:p/>
        </draw:connector>
        <draw:connector draw:style-name="gr2" draw:text-style-name="P2" draw:layer="layout" draw:type="line" svg:x1="11.096cm" svg:y1="11.287cm" svg:x2="16.684cm" svg:y2="9.128cm" draw:start-shape="id6" draw:start-glue-point="0" draw:end-shape="id7" draw:end-glue-point="2" svg:d="M11096 11287l5588-2159" svg:viewBox="0 0 5589 2160">
          <text:p/>
        </draw:connector>
        <draw:frame draw:style-name="gr3" draw:text-style-name="P4" xml:id="id8" draw:id="id8" draw:layer="layout" svg:width="1.035cm" svg:height="0.962cm" svg:x="16.113cm" svg:y="5.118cm">
          <draw:text-box>
            <text:p text:style-name="P3"><text:span text:style-name="T1">...</text:span></text:p>
          </draw:text-box>
        </draw:frame>
        <draw:connector draw:style-name="gr2" draw:text-style-name="P2" draw:layer="layout" draw:type="line" svg:x1="16.684cm" svg:y1="7.477cm" svg:x2="16.63cm" svg:y2="6.08cm" draw:start-shape="id7" draw:start-glue-point="0" draw:end-shape="id8" draw:end-glue-point="2" svg:d="M16684 7477l-54-1397" svg:viewBox="0 0 55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7:04:03.476338177</meta:creation-date>
    <dc:date>2017-11-08T17:10:00.151735326</dc:date>
    <meta:editing-duration>PT5M56S</meta:editing-duration>
    <meta:editing-cycles>1</meta:editing-cycles>
    <meta:document-statistic meta:object-count="15"/>
    <meta:generator>LibreOffice/5.3.7.2.0$Linux_X86_64 LibreOffice_project/30m0$Build-2</meta:generator>
  </office:meta>
</office:document-meta>
</file>